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oupe F2</text:p>
      <text:p text:style-name="Standard"/>
      <text:p text:style-name="P3">Document de prise en main</text:p>
      <text:p text:style-name="P2"/>
      <text:p text:style-name="P2"/>
      <text:p text:style-name="P4">Règle particulières:</text:p>
      <text:p text:style-name="P4"/>
      <text:list xml:id="list6239219139730229452" text:style-name="L1">
        <text:list-item>
          <text:p text:style-name="P6"><text:span text:style-name="T1">Un seul personnage ne peut se déplacer par Tour</text:span></text:p>
        </text:list-item>
        <text:list-item>
          <text:p text:style-name="P6"><text:span text:style-name="T1">Les piégeurs disposent d'un nombre illimité de piège</text:span></text:p>
        </text:list-item>
        <text:list-item>
          <text:p text:style-name="P6"><text:span text:style-name="T1">Les guerriers font perdre 50 points d'énergie à leur cible</text:span></text:p>
        </text:list-item>
      </text:list>
      <text:p text:style-name="P5"><text:span text:style-name="T1"/></text:p>
      <text:p text:style-name="P4"><text:span text:style-name="T1">Fonctionnalitées supplémentaires:</text:span></text:p>
      <text:list xml:id="list8016610297043915482" text:style-name="L2">
        <text:list-item>
          <text:p text:style-name="P7"><text:span text:style-name="T1">IA</text:span></text:p>
        </text:list-item>
        <text:list-item>
          <text:p text:style-name="P7"><text:span text:style-name="T1">Bouton "abandonner"</text:span></text:p>
        </text:list-item>
        <text:list-item>
          <text:p text:style-name="P7"><text:span text:style-name="T1">Bouton "passer son tour"</text:span></text:p>
        </text:list-item>
        <text:list-item>
          <text:p text:style-name="P7"><text:span text:style-name="T1">Guide expliquant les règles du jeu</text:span></text:p>
        </text:list-item>
      </text:list>
      <text:p text:style-name="P5"><text:span text:style-name="T1"/></text:p>
      <text:p text:style-name="P1"><text:span text:style-name="T1">Limites:</text:span></text:p>
      <text:list xml:id="list9112065792556494423" text:style-name="L4">
        <text:list-item>
          <text:p text:style-name="P8"><text:span text:style-name="T1">Génération des rochers coûteuse en terme de ressources dû à la récursivité, néanmoins nous avons empêcher l'apparition des problèmes de mémoire en limitant le nombre d'essais ce qui force l'utilisateur à devoir re-spécifier les paramètres de son île.</text:span></text:p>
        </text:list-item>
        <text:list-item>
          <text:p text:style-name="P8"><text:span text:style-name="T1">Les composition des équipes et le paramètre de l'île doivent être fait à chaque nouvelle partie, nous aurions souhaité le stocké et l'utilisateur n'aurait eu qu'a modifier ces paramètres lorsqu'il le souhaite.</text:span></text:p>
        </text:list-item>
      </text:list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59S</meta:editing-duration>
    <meta:editing-cycles>4</meta:editing-cycles>
    <meta:generator>OpenOffice.org/3.4.1$Win32 OpenOffice.org_project/341m1$Build-9593</meta:generator>
    <dc:date>2016-05-08T16:39:11.41</dc:date>
    <meta:document-statistic meta:table-count="0" meta:image-count="0" meta:object-count="0" meta:page-count="1" meta:paragraph-count="14" meta:word-count="131" meta:character-count="799"/>
    <meta:user-defined meta:name="Info 1"/>
    <meta:user-defined meta:name="Info 2"/>
    <meta:user-defined meta:name="Info 3"/>
    <meta:user-defined meta:name="Info 4"/>
  </office:meta>
</office:document-meta>
</file>